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style="normal" officeooo:rsid="0009e9cd" officeooo:paragraph-rsid="0009e9cd" style:font-style-asian="normal" style:font-style-complex="normal"/>
    </style:style>
    <style:style style:name="P2" style:family="paragraph" style:parent-style-name="Standard">
      <style:text-properties fo:language="pl" fo:country="PL" officeooo:rsid="00062ed8" officeooo:paragraph-rsid="00062ed8"/>
    </style:style>
    <style:style style:name="P3" style:family="paragraph" style:parent-style-name="Standard">
      <style:text-properties fo:language="pl" fo:country="PL" fo:font-style="italic" style:text-underline-style="none" officeooo:rsid="0007eb5a" officeooo:paragraph-rsid="0007eb5a" style:font-style-asian="italic" style:font-style-complex="italic"/>
    </style:style>
    <style:style style:name="P4" style:family="paragraph" style:parent-style-name="Standard">
      <style:text-properties fo:language="pl" fo:country="PL" fo:font-style="italic" officeooo:rsid="0007eb5a" officeooo:paragraph-rsid="0007eb5a" style:font-style-asian="italic" style:font-style-complex="italic"/>
    </style:style>
    <style:style style:name="P5" style:family="paragraph" style:parent-style-name="Standard">
      <style:text-properties fo:language="pl" fo:country="PL" officeooo:rsid="0007eb5a" officeooo:paragraph-rsid="0007eb5a"/>
    </style:style>
    <style:style style:name="P6" style:family="paragraph" style:parent-style-name="Standard">
      <style:text-properties fo:language="pl" fo:country="PL" fo:font-weight="bold" officeooo:rsid="0007eb5a" officeooo:paragraph-rsid="0007eb5a" style:font-weight-asian="bold" style:font-weight-complex="bold"/>
    </style:style>
    <style:style style:name="P7" style:family="paragraph" style:parent-style-name="Standard">
      <style:text-properties fo:language="pl" fo:country="PL" fo:font-weight="bold" officeooo:rsid="000ae6e2" officeooo:paragraph-rsid="000ae6e2" style:font-weight-asian="bold" style:font-weight-complex="bold"/>
    </style:style>
    <style:style style:name="P8" style:family="paragraph" style:parent-style-name="Standard">
      <style:text-properties fo:language="pl" fo:country="PL" officeooo:rsid="000ae6e2" officeooo:paragraph-rsid="000ae6e2"/>
    </style:style>
    <style:style style:name="P9" style:family="paragraph" style:parent-style-name="Standard">
      <style:text-properties fo:language="pl" fo:country="PL" officeooo:rsid="000d9204" officeooo:paragraph-rsid="000d92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bb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Załóżmy że klasa String posiada następujące składowe prywatne:</text:span><text:line-break/></text:p>
      <text:p text:style-name="P3">class String</text:p>
      <text:p text:style-name="P3">{</text:p>
      <text:p text:style-name="P3"><text:tab/>private:</text:p>
      <text:p text:style-name="P3"><text:tab/><text:tab/>char * str;</text:p>
      <text:p text:style-name="P3"><text:tab/><text:tab/>int len;</text:p>
      <text:p text:style-name="P3"><text:tab/><text:tab/>...</text:p>
      <text:p text:style-name="P3">}</text:p>
      <text:p text:style-name="P5"/>
      <text:p text:style-name="P6">a) Czy dla takiej klasy poporawny jest poniższy konstruktor:</text:p>
      <text:p text:style-name="P5"><text:tab/><text:span text:style-name="T2">String::String() {}</text:span></text:p>
      <text:p text:style-name="P6">b) Czy dla takiej klasy poporawny jest poniższy konstruktor:</text:p>
      <text:p text:style-name="P4"><text:tab/>String::String(const char * s)</text:p>
      <text:p text:style-name="P4"><text:tab/>{</text:p>
      <text:p text:style-name="P4"><text:tab/><text:tab/>str = s;</text:p>
      <text:p text:style-name="P4"><text:tab/><text:tab/>len = strlen(s);</text:p>
      <text:p text:style-name="P4"><text:tab/>}</text:p>
      <text:p text:style-name="P6">c) Czy dla takiej klasy poprawny jest poniższy konstruktor:</text:p>
      <text:p text:style-name="P4"><text:tab/>String::String(const char *)</text:p>
      <text:p text:style-name="P4"><text:tab/>{</text:p>
      <text:p text:style-name="P4"><text:tab/><text:tab/>strcpy(str, s);</text:p>
      <text:p text:style-name="P4"><text:tab/><text:tab/>len = strlen(s);</text:p>
      <text:p text:style-name="P4"><text:tab/>}</text:p>
      <text:p text:style-name="P4"/>
      <text:p text:style-name="P1">a – może bo nic nie przypisze</text:p>
      <text:p text:style-name="P1">b) nie, poniewaz usuniecie str usunie spowoduje wycieki pamieci - <text:line-break/>len = strlen(s);</text:p>
      <text:p text:style-name="P1">str = new char[len +1] – przydzielamy nowa pamiec do str</text:p>
      <text:p text:style-name="P1">strccpy(str, s) kopiowanie</text:p>
      <text:p text:style-name="P1"/>
      <text:p text:style-name="P1">c- najpierw sprawdzamy dlugosc potem przypisujemy pamiec a na koncu kopiujemy – jesli zobimy to tak jak tutaj to dojdzie do kopiowanie adresu – co wiaze sie <text:s/>z ryzykiem wycieku pamieci</text:p>
      <text:p text:style-name="P1"/>
      <text:p text:style-name="P7">2. Wymień trzy problemy pojawiające się w klasach zawierających składowe inicjalizowane wywołaniem operatora new. Wyjaśnij, jak można uniknąć tych problemów.</text:p>
      <text:p text:style-name="P8"/>
      <text:p text:style-name="P8">a- należy pamiętać o usuwaniu składowych delete w kolejnosci odwrotnej do inicjalizacji, <text:span text:style-name="T3">z tym że należy pamiętać o tym czy delete czy delete [], otóż delete [] danego bieku nie powoduje wywołanie automatycznie destruktora obiektu. </text:span></text:p>
      <text:p text:style-name="P8"/>
      <text:p text:style-name="P8"/>
      <text:p text:style-name="P8">b- <text:span text:style-name="T3">Tworzenie nowego drugiego obiektu z przydzilanym miejscowa wersją new, wywołanie new zamazuje obiekt poprzedni już istniejący w pamięci wcześniejszej. </text:span></text:p>
      <text:p text:style-name="P9">C – Jesli tworzymy obiekty z miejscowa wersja new to musimy sami zadbac o wywołanie ich destruktorów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0:48:21.858350276</meta:creation-date>
    <dc:date>2019-08-24T12:17:09.206803878</dc:date>
    <meta:editing-duration>PT46M1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23" meta:character-count="1470" meta:non-whitespace-character-count="1245"/>
  </office:meta>
</office:document-meta>
</file>